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1:Sheet1.A1 Sheet1.A2:Sheet1.A33 Sheet1.B1:Sheet1.B1 Sheet1.B2:Sheet1.B33 Sheet1.A1:Sheet1.A1 Sheet1.A2:Sheet1.A33 Sheet1.C1:Sheet1.C1 Sheet1.C2:Sheet1.C33 Sheet1.A1:Sheet1.A1 Sheet1.A2:Sheet1.A33 Sheet1.D1:Sheet1.D1 Sheet1.D2:Sheet1.D33 Sheet1.A1:Sheet1.A1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817402" calcext:value-type="float">
            <text:p>32.817402</text:p>
          </table:table-cell>
          <table:table-cell office:value-type="float" office:value="-175.355896" calcext:value-type="float">
            <text:p>-175.355896</text:p>
          </table:table-cell>
          <table:table-cell office:value-type="float" office:value="-175.373718" calcext:value-type="float">
            <text:p>-175.373718</text:p>
          </table:table-cell>
          <table:table-cell office:value-type="float" office:value="-175.361786" calcext:value-type="float">
            <text:p>-175.361786</text:p>
          </table:table-cell>
          <table:table-cell office:value-type="float" office:value="-175.35878" calcext:value-type="float">
            <text:p>-175.35878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-175.152298" calcext:value-type="float">
            <text:p>-175.152298</text:p>
          </table:table-cell>
          <table:table-cell office:value-type="float" office:value="-175.187241" calcext:value-type="float">
            <text:p>-175.187241</text:p>
          </table:table-cell>
          <table:table-cell office:value-type="float" office:value="-175.180695" calcext:value-type="float">
            <text:p>-175.180695</text:p>
          </table:table-cell>
          <table:table-cell office:value-type="float" office:value="-175.179474" calcext:value-type="float">
            <text:p>-175.179474</text:p>
          </table:table-cell>
        </table:table-row>
        <table:table-row table:style-name="ro1">
          <table:table-cell office:value-type="float" office:value="33.605801" calcext:value-type="float">
            <text:p>33.605801</text:p>
          </table:table-cell>
          <table:table-cell office:value-type="float" office:value="-175.013901" calcext:value-type="float">
            <text:p>-175.013901</text:p>
          </table:table-cell>
          <table:table-cell office:value-type="float" office:value="-175.030945" calcext:value-type="float">
            <text:p>-175.030945</text:p>
          </table:table-cell>
          <table:table-cell office:value-type="float" office:value="-175.027679" calcext:value-type="float">
            <text:p>-175.027679</text:p>
          </table:table-cell>
          <table:table-cell office:value-type="float" office:value="-175.027252" calcext:value-type="float">
            <text:p>-175.027252</text:p>
          </table:table-cell>
        </table:table-row>
        <table:table-row table:style-name="ro1">
          <table:table-cell office:value-type="float" office:value="33.942902" calcext:value-type="float">
            <text:p>33.942902</text:p>
          </table:table-cell>
          <table:table-cell office:value-type="float" office:value="-174.876602" calcext:value-type="float">
            <text:p>-174.876602</text:p>
          </table:table-cell>
          <table:table-cell office:value-type="float" office:value="-174.884384" calcext:value-type="float">
            <text:p>-174.884384</text:p>
          </table:table-cell>
          <table:table-cell office:value-type="float" office:value="-174.883163" calcext:value-type="float">
            <text:p>-174.883163</text:p>
          </table:table-cell>
          <table:table-cell office:value-type="float" office:value="-174.883072" calcext:value-type="float">
            <text:p>-174.883072</text:p>
          </table:table-cell>
        </table:table-row>
        <table:table-row table:style-name="ro1">
          <table:table-cell office:value-type="float" office:value="34.122101" calcext:value-type="float">
            <text:p>34.122101</text:p>
          </table:table-cell>
          <table:table-cell office:value-type="float" office:value="-174.812393" calcext:value-type="float">
            <text:p>-174.812393</text:p>
          </table:table-cell>
          <table:table-cell office:value-type="float" office:value="-174.806473" calcext:value-type="float">
            <text:p>-174.806473</text:p>
          </table:table-cell>
          <table:table-cell office:value-type="float" office:value="-174.805939" calcext:value-type="float">
            <text:p>-174.805939</text:p>
          </table:table-cell>
          <table:table-cell office:value-type="float" office:value="-174.805908" calcext:value-type="float">
            <text:p>-174.805908</text:p>
          </table:table-cell>
        </table:table-row>
        <table:table-row table:style-name="ro1">
          <table:table-cell office:value-type="float" office:value="34.210899" calcext:value-type="float">
            <text:p>34.21089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-174.767868" calcext:value-type="float">
            <text:p>-174.767868</text:p>
          </table:table-cell>
          <table:table-cell office:value-type="float" office:value="-174.767563" calcext:value-type="float">
            <text:p>-174.767563</text:p>
          </table:table-cell>
          <table:table-cell office:value-type="float" office:value="-174.767548" calcext:value-type="float">
            <text:p>-174.767548</text:p>
          </table:table-cell>
        </table:table-row>
        <table:table-row table:style-name="ro1">
          <table:table-cell office:value-type="float" office:value="34.239201" calcext:value-type="float">
            <text:p>34.239201</text:p>
          </table:table-cell>
          <table:table-cell office:value-type="float" office:value="-174.806503" calcext:value-type="float">
            <text:p>-174.806503</text:p>
          </table:table-cell>
          <table:table-cell office:value-type="float" office:value="-174.755569" calcext:value-type="float">
            <text:p>-174.755569</text:p>
          </table:table-cell>
          <table:table-cell office:value-type="float" office:value="-174.755325" calcext:value-type="float">
            <text:p>-174.755325</text:p>
          </table:table-cell>
          <table:table-cell office:value-type="float" office:value="-174.75531" calcext:value-type="float">
            <text:p>-174.75531</text:p>
          </table:table-cell>
        </table:table-row>
        <table:table-row table:style-name="ro1">
          <table:table-cell office:value-type="float" office:value="34.247398" calcext:value-type="float">
            <text:p>34.247398</text:p>
          </table:table-cell>
          <table:table-cell office:value-type="float" office:value="-174.824203" calcext:value-type="float">
            <text:p>-174.824203</text:p>
          </table:table-cell>
          <table:table-cell office:value-type="float" office:value="-174.751999" calcext:value-type="float">
            <text:p>-174.751999</text:p>
          </table:table-cell>
          <table:table-cell table:number-columns-repeated="2" office:value-type="float" office:value="-174.751785" calcext:value-type="float">
            <text:p>-174.751785</text:p>
          </table:table-cell>
        </table:table-row>
        <table:table-row table:style-name="ro1">
          <table:table-cell office:value-type="float" office:value="34.2481" calcext:value-type="float">
            <text:p>34.2481</text:p>
          </table:table-cell>
          <table:table-cell office:value-type="float" office:value="-174.828201" calcext:value-type="float">
            <text:p>-174.828201</text:p>
          </table:table-cell>
          <table:table-cell office:value-type="float" office:value="-174.751694" calcext:value-type="float">
            <text:p>-174.751694</text:p>
          </table:table-cell>
          <table:table-cell table:number-columns-repeated="2" office:value-type="float" office:value="-174.75148" calcext:value-type="float">
            <text:p>-174.75148</text:p>
          </table:table-cell>
        </table:table-row>
        <table:table-row table:style-name="ro1">
          <table:table-cell office:value-type="float" office:value="34.248402" calcext:value-type="float">
            <text:p>34.248402</text:p>
          </table:table-cell>
          <table:table-cell office:value-type="float" office:value="-174.828903" calcext:value-type="float">
            <text:p>-174.828903</text:p>
          </table:table-cell>
          <table:table-cell office:value-type="float" office:value="-174.751556" calcext:value-type="float">
            <text:p>-174.751556</text:p>
          </table:table-cell>
          <table:table-cell table:number-columns-repeated="2" office:value-type="float" office:value="-174.751343" calcext:value-type="float">
            <text:p>-174.751343</text:p>
          </table:table-cell>
        </table:table-row>
        <table:table-row table:style-name="ro1">
          <table:table-cell office:value-type="float" office:value="34.248798" calcext:value-type="float">
            <text:p>34.248798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1389" calcext:value-type="float">
            <text:p>-174.751389</text:p>
          </table:table-cell>
          <table:table-cell table:number-columns-repeated="2" office:value-type="float" office:value="-174.751175" calcext:value-type="float">
            <text:p>-174.751175</text:p>
          </table:table-cell>
        </table:table-row>
        <table:table-row table:style-name="ro1">
          <table:table-cell office:value-type="float" office:value="34.2491" calcext:value-type="float">
            <text:p>34.249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1251" calcext:value-type="float">
            <text:p>-174.751251</text:p>
          </table:table-cell>
          <table:table-cell table:number-columns-repeated="2" office:value-type="float" office:value="-174.751038" calcext:value-type="float">
            <text:p>-174.751038</text:p>
          </table:table-cell>
        </table:table-row>
        <table:table-row table:style-name="ro1">
          <table:table-cell office:value-type="float" office:value="34.249401" calcext:value-type="float">
            <text:p>34.249401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1129" calcext:value-type="float">
            <text:p>-174.751129</text:p>
          </table:table-cell>
          <table:table-cell table:number-columns-repeated="2" office:value-type="float" office:value="-174.750916" calcext:value-type="float">
            <text:p>-174.750916</text:p>
          </table:table-cell>
        </table:table-row>
        <table:table-row table:style-name="ro1">
          <table:table-cell office:value-type="float" office:value="34.249699" calcext:value-type="float">
            <text:p>34.2496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992" calcext:value-type="float">
            <text:p>-174.750992</text:p>
          </table:table-cell>
          <table:table-cell table:number-columns-repeated="2" office:value-type="float" office:value="-174.750778" calcext:value-type="float">
            <text:p>-174.750778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87" calcext:value-type="float">
            <text:p>-174.75087</text:p>
          </table:table-cell>
          <table:table-cell table:number-columns-repeated="2" office:value-type="float" office:value="-174.750656" calcext:value-type="float">
            <text:p>-174.750656</text:p>
          </table:table-cell>
        </table:table-row>
        <table:table-row table:style-name="ro1">
          <table:table-cell office:value-type="float" office:value="34.250301" calcext:value-type="float">
            <text:p>34.250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732" calcext:value-type="float">
            <text:p>-174.750732</text:p>
          </table:table-cell>
          <table:table-cell table:number-columns-repeated="2" office:value-type="float" office:value="-174.750519" calcext:value-type="float">
            <text:p>-174.750519</text:p>
          </table:table-cell>
        </table:table-row>
        <table:table-row table:style-name="ro1">
          <table:table-cell office:value-type="float" office:value="34.250599" calcext:value-type="float">
            <text:p>34.2505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61" calcext:value-type="float">
            <text:p>-174.75061</text:p>
          </table:table-cell>
          <table:table-cell table:number-columns-repeated="2" office:value-type="float" office:value="-174.750397" calcext:value-type="float">
            <text:p>-174.750397</text:p>
          </table:table-cell>
        </table:table-row>
        <table:table-row table:style-name="ro1">
          <table:table-cell office:value-type="float" office:value="34.2509" calcext:value-type="float">
            <text:p>34.250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473" calcext:value-type="float">
            <text:p>-174.750473</text:p>
          </table:table-cell>
          <table:table-cell table:number-columns-repeated="2" office:value-type="float" office:value="-174.750259" calcext:value-type="float">
            <text:p>-174.750259</text:p>
          </table:table-cell>
        </table:table-row>
        <table:table-row table:style-name="ro1">
          <table:table-cell office:value-type="float" office:value="34.251301" calcext:value-type="float">
            <text:p>34.251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305" calcext:value-type="float">
            <text:p>-174.750305</text:p>
          </table:table-cell>
          <table:table-cell table:number-columns-repeated="2" office:value-type="float" office:value="-174.750092" calcext:value-type="float">
            <text:p>-174.750092</text:p>
          </table:table-cell>
        </table:table-row>
        <table:table-row table:style-name="ro1">
          <table:table-cell office:value-type="float" office:value="34.251598" calcext:value-type="float">
            <text:p>34.251598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168" calcext:value-type="float">
            <text:p>-174.750168</text:p>
          </table:table-cell>
          <table:table-cell table:number-columns-repeated="2" office:value-type="float" office:value="-174.749954" calcext:value-type="float">
            <text:p>-174.749954</text:p>
          </table:table-cell>
        </table:table-row>
        <table:table-row table:style-name="ro1">
          <table:table-cell office:value-type="float" office:value="34.2519" calcext:value-type="float">
            <text:p>34.251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046" calcext:value-type="float">
            <text:p>-174.750046</text:p>
          </table:table-cell>
          <table:table-cell table:number-columns-repeated="2" office:value-type="float" office:value="-174.749832" calcext:value-type="float">
            <text:p>-174.749832</text:p>
          </table:table-cell>
        </table:table-row>
        <table:table-row table:style-name="ro1">
          <table:table-cell office:value-type="float" office:value="34.252201" calcext:value-type="float">
            <text:p>34.2522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908" calcext:value-type="float">
            <text:p>-174.749908</text:p>
          </table:table-cell>
          <table:table-cell table:number-columns-repeated="2" office:value-type="float" office:value="-174.749695" calcext:value-type="float">
            <text:p>-174.749695</text:p>
          </table:table-cell>
        </table:table-row>
        <table:table-row table:style-name="ro1">
          <table:table-cell office:value-type="float" office:value="34.252499" calcext:value-type="float">
            <text:p>34.252499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-174.749786" calcext:value-type="float">
            <text:p>-174.749786</text:p>
          </table:table-cell>
          <table:table-cell table:number-columns-repeated="2" office:value-type="float" office:value="-174.749573" calcext:value-type="float">
            <text:p>-174.749573</text:p>
          </table:table-cell>
        </table:table-row>
        <table:table-row table:style-name="ro1">
          <table:table-cell office:value-type="float" office:value="34.2528" calcext:value-type="float">
            <text:p>34.2528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649" calcext:value-type="float">
            <text:p>-174.749649</text:p>
          </table:table-cell>
          <table:table-cell table:number-columns-repeated="2" office:value-type="float" office:value="-174.749435" calcext:value-type="float">
            <text:p>-174.749435</text:p>
          </table:table-cell>
        </table:table-row>
        <table:table-row table:style-name="ro1">
          <table:table-cell office:value-type="float" office:value="34.253101" calcext:value-type="float">
            <text:p>34.25310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49512" calcext:value-type="float">
            <text:p>-174.749512</text:p>
          </table:table-cell>
          <table:table-cell table:number-columns-repeated="2" office:value-type="float" office:value="-174.749298" calcext:value-type="float">
            <text:p>-174.749298</text:p>
          </table:table-cell>
        </table:table-row>
        <table:table-row table:style-name="ro1">
          <table:table-cell office:value-type="float" office:value="34.253399" calcext:value-type="float">
            <text:p>34.25339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39" calcext:value-type="float">
            <text:p>-174.74939</text:p>
          </table:table-cell>
          <table:table-cell table:number-columns-repeated="2" office:value-type="float" office:value="-174.749176" calcext:value-type="float">
            <text:p>-174.749176</text:p>
          </table:table-cell>
        </table:table-row>
        <table:table-row table:style-name="ro1">
          <table:table-cell office:value-type="float" office:value="34.253799" calcext:value-type="float">
            <text:p>34.2537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222" calcext:value-type="float">
            <text:p>-174.749222</text:p>
          </table:table-cell>
          <table:table-cell table:number-columns-repeated="2" office:value-type="float" office:value="-174.749008" calcext:value-type="float">
            <text:p>-174.749008</text:p>
          </table:table-cell>
        </table:table-row>
        <table:table-row table:style-name="ro1">
          <table:table-cell office:value-type="float" office:value="34.255299" calcext:value-type="float">
            <text:p>34.255299</text:p>
          </table:table-cell>
          <table:table-cell office:value-type="float" office:value="-174.826904" calcext:value-type="float">
            <text:p>-174.826904</text:p>
          </table:table-cell>
          <table:table-cell office:value-type="float" office:value="-174.748566" calcext:value-type="float">
            <text:p>-174.748566</text:p>
          </table:table-cell>
          <table:table-cell table:number-columns-repeated="2" office:value-type="float" office:value="-174.748367" calcext:value-type="float">
            <text:p>-174.748367</text:p>
          </table:table-cell>
        </table:table-row>
        <table:table-row table:style-name="ro1">
          <table:table-cell office:value-type="float" office:value="34.352402" calcext:value-type="float">
            <text:p>34.352402</text:p>
          </table:table-cell>
          <table:table-cell office:value-type="float" office:value="-174.814301" calcext:value-type="float">
            <text:p>-174.814301</text:p>
          </table:table-cell>
          <table:table-cell office:value-type="float" office:value="-174.706345" calcext:value-type="float">
            <text:p>-174.706345</text:p>
          </table:table-cell>
          <table:table-cell table:number-columns-repeated="2" office:value-type="float" office:value="-174.706284" calcext:value-type="float">
            <text:p>-174.706284</text:p>
          </table:table-cell>
        </table:table-row>
        <table:table-row table:style-name="ro1">
          <table:table-cell office:value-type="float" office:value="34.8778" calcext:value-type="float">
            <text:p>34.8778</text:p>
          </table:table-cell>
          <table:table-cell office:value-type="float" office:value="-174.531799" calcext:value-type="float">
            <text:p>-174.531799</text:p>
          </table:table-cell>
          <table:table-cell office:value-type="float" office:value="-174.477921" calcext:value-type="float">
            <text:p>-174.477921</text:p>
          </table:table-cell>
          <table:table-cell office:value-type="float" office:value="-174.477203" calcext:value-type="float">
            <text:p>-174.477203</text:p>
          </table:table-cell>
          <table:table-cell office:value-type="float" office:value="-174.477249" calcext:value-type="float">
            <text:p>-174.477249</text:p>
          </table:table-cell>
        </table:table-row>
        <table:table-row table:style-name="ro1">
          <table:table-cell office:value-type="float" office:value="36.438202" calcext:value-type="float">
            <text:p>36.438202</text:p>
          </table:table-cell>
          <table:table-cell office:value-type="float" office:value="-173.777298" calcext:value-type="float">
            <text:p>-173.777298</text:p>
          </table:table-cell>
          <table:table-cell office:value-type="float" office:value="-173.7995" calcext:value-type="float">
            <text:p>-173.7995</text:p>
          </table:table-cell>
          <table:table-cell office:value-type="float" office:value="-173.782684" calcext:value-type="float">
            <text:p>-173.782684</text:p>
          </table:table-cell>
          <table:table-cell office:value-type="float" office:value="-173.787735" calcext:value-type="float">
            <text:p>-173.787735</text:p>
          </table:table-cell>
        </table:table-row>
        <table:table-row table:style-name="ro1">
          <table:table-cell office:value-type="float" office:value="37.080002" calcext:value-type="float">
            <text:p>37.080002</text:p>
          </table:table-cell>
          <table:table-cell office:value-type="float" office:value="-173.502899" calcext:value-type="float">
            <text:p>-173.502899</text:p>
          </table:table-cell>
          <table:table-cell office:value-type="float" office:value="-173.520477" calcext:value-type="float">
            <text:p>-173.520477</text:p>
          </table:table-cell>
          <table:table-cell office:value-type="float" office:value="-173.490875" calcext:value-type="float">
            <text:p>-173.490875</text:p>
          </table:table-cell>
          <table:table-cell office:value-type="float" office:value="-173.502655" calcext:value-type="float">
            <text:p>-173.502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14:17:06.138078534</dc:date>
    <meta:editing-duration>PT6H7M51S</meta:editing-duration>
    <meta:editing-cycles>35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1:Sheet1.E33" chart:data-source-has-labels="row" svg:x="0.69cm" svg:y="0.625cm" svg:width="30.328cm" svg:height="30.015cm">
          <chart:coordinate-region svg:x="1.936cm" svg:y="0.827cm" svg:width="28.742cm" svg:height="29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02">
                <text:p>32.817402</text:p>
                <draw:g>
                  <svg:desc>Sheet1.A2:Sheet1.A33</svg:desc>
                </draw:g>
              </table:table-cell>
              <table:table-cell office:value-type="float" office:value="-175.355896">
                <text:p>-175.355896</text:p>
                <draw:g>
                  <svg:desc>Sheet1.B2:Sheet1.B33</svg:desc>
                </draw:g>
              </table:table-cell>
              <table:table-cell office:value-type="float" office:value="-175.373718">
                <text:p>-175.373718</text:p>
                <draw:g>
                  <svg:desc>Sheet1.C2:Sheet1.C33</svg:desc>
                </draw:g>
              </table:table-cell>
              <table:table-cell office:value-type="float" office:value="-175.361786">
                <text:p>-175.361786</text:p>
                <draw:g>
                  <svg:desc>Sheet1.D2:Sheet1.D33</svg:desc>
                </draw:g>
              </table:table-cell>
              <table:table-cell office:value-type="float" office:value="-175.35878">
                <text:p>-175.35878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298">
                <text:p>-175.152298</text:p>
              </table:table-cell>
              <table:table-cell office:value-type="float" office:value="-175.187241">
                <text:p>-175.187241</text:p>
              </table:table-cell>
              <table:table-cell office:value-type="float" office:value="-175.180695">
                <text:p>-175.180695</text:p>
              </table:table-cell>
              <table:table-cell office:value-type="float" office:value="-175.179474">
                <text:p>-175.17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01">
                <text:p>33.605801</text:p>
              </table:table-cell>
              <table:table-cell office:value-type="float" office:value="-175.013901">
                <text:p>-175.013901</text:p>
              </table:table-cell>
              <table:table-cell office:value-type="float" office:value="-175.030945">
                <text:p>-175.030945</text:p>
              </table:table-cell>
              <table:table-cell office:value-type="float" office:value="-175.027679">
                <text:p>-175.027679</text:p>
              </table:table-cell>
              <table:table-cell office:value-type="float" office:value="-175.027252">
                <text:p>-175.027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02">
                <text:p>33.942902</text:p>
              </table:table-cell>
              <table:table-cell office:value-type="float" office:value="-174.876602">
                <text:p>-174.876602</text:p>
              </table:table-cell>
              <table:table-cell office:value-type="float" office:value="-174.884384">
                <text:p>-174.884384</text:p>
              </table:table-cell>
              <table:table-cell office:value-type="float" office:value="-174.883163">
                <text:p>-174.883163</text:p>
              </table:table-cell>
              <table:table-cell office:value-type="float" office:value="-174.883072">
                <text:p>-174.883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01">
                <text:p>34.122101</text:p>
              </table:table-cell>
              <table:table-cell office:value-type="float" office:value="-174.812393">
                <text:p>-174.812393</text:p>
              </table:table-cell>
              <table:table-cell office:value-type="float" office:value="-174.806473">
                <text:p>-174.806473</text:p>
              </table:table-cell>
              <table:table-cell office:value-type="float" office:value="-174.805939">
                <text:p>-174.805939</text:p>
              </table:table-cell>
              <table:table-cell office:value-type="float" office:value="-174.805908">
                <text:p>-174.80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899">
                <text:p>34.210899</text:p>
              </table:table-cell>
              <table:table-cell office:value-type="float" office:value="-174.791">
                <text:p>-174.791</text:p>
              </table:table-cell>
              <table:table-cell office:value-type="float" office:value="-174.767868">
                <text:p>-174.767868</text:p>
              </table:table-cell>
              <table:table-cell office:value-type="float" office:value="-174.767563">
                <text:p>-174.767563</text:p>
              </table:table-cell>
              <table:table-cell office:value-type="float" office:value="-174.767548">
                <text:p>-174.767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01">
                <text:p>34.239201</text:p>
              </table:table-cell>
              <table:table-cell office:value-type="float" office:value="-174.806503">
                <text:p>-174.806503</text:p>
              </table:table-cell>
              <table:table-cell office:value-type="float" office:value="-174.755569">
                <text:p>-174.755569</text:p>
              </table:table-cell>
              <table:table-cell office:value-type="float" office:value="-174.755325">
                <text:p>-174.755325</text:p>
              </table:table-cell>
              <table:table-cell office:value-type="float" office:value="-174.75531">
                <text:p>-174.75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398">
                <text:p>34.247398</text:p>
              </table:table-cell>
              <table:table-cell office:value-type="float" office:value="-174.824203">
                <text:p>-174.824203</text:p>
              </table:table-cell>
              <table:table-cell office:value-type="float" office:value="-174.751999">
                <text:p>-174.751999</text:p>
              </table:table-cell>
              <table:table-cell office:value-type="float" office:value="-174.751785">
                <text:p>-174.751785</text:p>
              </table:table-cell>
              <table:table-cell office:value-type="float" office:value="-174.751785">
                <text:p>-174.75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01">
                <text:p>-174.828201</text:p>
              </table:table-cell>
              <table:table-cell office:value-type="float" office:value="-174.751694">
                <text:p>-174.751694</text:p>
              </table:table-cell>
              <table:table-cell office:value-type="float" office:value="-174.75148">
                <text:p>-174.75148</text:p>
              </table:table-cell>
              <table:table-cell office:value-type="float" office:value="-174.75148">
                <text:p>-174.75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02">
                <text:p>34.248402</text:p>
              </table:table-cell>
              <table:table-cell office:value-type="float" office:value="-174.828903">
                <text:p>-174.828903</text:p>
              </table:table-cell>
              <table:table-cell office:value-type="float" office:value="-174.751556">
                <text:p>-174.751556</text:p>
              </table:table-cell>
              <table:table-cell office:value-type="float" office:value="-174.751343">
                <text:p>-174.751343</text:p>
              </table:table-cell>
              <table:table-cell office:value-type="float" office:value="-174.751343">
                <text:p>-174.75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798">
                <text:p>34.248798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1389">
                <text:p>-174.751389</text:p>
              </table:table-cell>
              <table:table-cell office:value-type="float" office:value="-174.751175">
                <text:p>-174.751175</text:p>
              </table:table-cell>
              <table:table-cell office:value-type="float" office:value="-174.751175">
                <text:p>-174.751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1251">
                <text:p>-174.751251</text:p>
              </table:table-cell>
              <table:table-cell office:value-type="float" office:value="-174.751038">
                <text:p>-174.751038</text:p>
              </table:table-cell>
              <table:table-cell office:value-type="float" office:value="-174.751038">
                <text:p>-174.75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01">
                <text:p>34.249401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1129">
                <text:p>-174.751129</text:p>
              </table:table-cell>
              <table:table-cell office:value-type="float" office:value="-174.750916">
                <text:p>-174.750916</text:p>
              </table:table-cell>
              <table:table-cell office:value-type="float" office:value="-174.750916">
                <text:p>-174.750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9">
                <text:p>34.2496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992">
                <text:p>-174.750992</text:p>
              </table:table-cell>
              <table:table-cell office:value-type="float" office:value="-174.750778">
                <text:p>-174.750778</text:p>
              </table:table-cell>
              <table:table-cell office:value-type="float" office:value="-174.750778">
                <text:p>-174.750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87">
                <text:p>-174.75087</text:p>
              </table:table-cell>
              <table:table-cell office:value-type="float" office:value="-174.750656">
                <text:p>-174.750656</text:p>
              </table:table-cell>
              <table:table-cell office:value-type="float" office:value="-174.750656">
                <text:p>-174.750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01">
                <text:p>34.250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732">
                <text:p>-174.750732</text:p>
              </table:table-cell>
              <table:table-cell office:value-type="float" office:value="-174.750519">
                <text:p>-174.750519</text:p>
              </table:table-cell>
              <table:table-cell office:value-type="float" office:value="-174.750519">
                <text:p>-174.750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599">
                <text:p>34.2505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61">
                <text:p>-174.75061</text:p>
              </table:table-cell>
              <table:table-cell office:value-type="float" office:value="-174.750397">
                <text:p>-174.750397</text:p>
              </table:table-cell>
              <table:table-cell office:value-type="float" office:value="-174.750397">
                <text:p>-174.750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473">
                <text:p>-174.750473</text:p>
              </table:table-cell>
              <table:table-cell office:value-type="float" office:value="-174.750259">
                <text:p>-174.750259</text:p>
              </table:table-cell>
              <table:table-cell office:value-type="float" office:value="-174.750259">
                <text:p>-174.750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01">
                <text:p>34.251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305">
                <text:p>-174.750305</text:p>
              </table:table-cell>
              <table:table-cell office:value-type="float" office:value="-174.750092">
                <text:p>-174.750092</text:p>
              </table:table-cell>
              <table:table-cell office:value-type="float" office:value="-174.750092">
                <text:p>-174.750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98">
                <text:p>34.251598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168">
                <text:p>-174.750168</text:p>
              </table:table-cell>
              <table:table-cell office:value-type="float" office:value="-174.749954">
                <text:p>-174.749954</text:p>
              </table:table-cell>
              <table:table-cell office:value-type="float" office:value="-174.749954">
                <text:p>-174.749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046">
                <text:p>-174.750046</text:p>
              </table:table-cell>
              <table:table-cell office:value-type="float" office:value="-174.749832">
                <text:p>-174.749832</text:p>
              </table:table-cell>
              <table:table-cell office:value-type="float" office:value="-174.749832">
                <text:p>-174.749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01">
                <text:p>34.2522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908">
                <text:p>-174.749908</text:p>
              </table:table-cell>
              <table:table-cell office:value-type="float" office:value="-174.749695">
                <text:p>-174.749695</text:p>
              </table:table-cell>
              <table:table-cell office:value-type="float" office:value="-174.749695">
                <text:p>-174.749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499">
                <text:p>34.252499</text:p>
              </table:table-cell>
              <table:table-cell office:value-type="float" office:value="-174.8284">
                <text:p>-174.8284</text:p>
              </table:table-cell>
              <table:table-cell office:value-type="float" office:value="-174.749786">
                <text:p>-174.749786</text:p>
              </table:table-cell>
              <table:table-cell office:value-type="float" office:value="-174.749573">
                <text:p>-174.749573</text:p>
              </table:table-cell>
              <table:table-cell office:value-type="float" office:value="-174.749573">
                <text:p>-174.749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649">
                <text:p>-174.749649</text:p>
              </table:table-cell>
              <table:table-cell office:value-type="float" office:value="-174.749435">
                <text:p>-174.749435</text:p>
              </table:table-cell>
              <table:table-cell office:value-type="float" office:value="-174.749435">
                <text:p>-174.749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01">
                <text:p>34.25310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49512">
                <text:p>-174.749512</text:p>
              </table:table-cell>
              <table:table-cell office:value-type="float" office:value="-174.749298">
                <text:p>-174.749298</text:p>
              </table:table-cell>
              <table:table-cell office:value-type="float" office:value="-174.749298">
                <text:p>-174.749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399">
                <text:p>34.25339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39">
                <text:p>-174.74939</text:p>
              </table:table-cell>
              <table:table-cell office:value-type="float" office:value="-174.749176">
                <text:p>-174.749176</text:p>
              </table:table-cell>
              <table:table-cell office:value-type="float" office:value="-174.749176">
                <text:p>-174.749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799">
                <text:p>34.2537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222">
                <text:p>-174.749222</text:p>
              </table:table-cell>
              <table:table-cell office:value-type="float" office:value="-174.749008">
                <text:p>-174.749008</text:p>
              </table:table-cell>
              <table:table-cell office:value-type="float" office:value="-174.749008">
                <text:p>-174.749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5299">
                <text:p>34.255299</text:p>
              </table:table-cell>
              <table:table-cell office:value-type="float" office:value="-174.826904">
                <text:p>-174.826904</text:p>
              </table:table-cell>
              <table:table-cell office:value-type="float" office:value="-174.748566">
                <text:p>-174.748566</text:p>
              </table:table-cell>
              <table:table-cell office:value-type="float" office:value="-174.748367">
                <text:p>-174.748367</text:p>
              </table:table-cell>
              <table:table-cell office:value-type="float" office:value="-174.748367">
                <text:p>-174.748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52402">
                <text:p>34.352402</text:p>
              </table:table-cell>
              <table:table-cell office:value-type="float" office:value="-174.814301">
                <text:p>-174.814301</text:p>
              </table:table-cell>
              <table:table-cell office:value-type="float" office:value="-174.706345">
                <text:p>-174.706345</text:p>
              </table:table-cell>
              <table:table-cell office:value-type="float" office:value="-174.706284">
                <text:p>-174.706284</text:p>
              </table:table-cell>
              <table:table-cell office:value-type="float" office:value="-174.706284">
                <text:p>-174.706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8778">
                <text:p>34.8778</text:p>
              </table:table-cell>
              <table:table-cell office:value-type="float" office:value="-174.531799">
                <text:p>-174.531799</text:p>
              </table:table-cell>
              <table:table-cell office:value-type="float" office:value="-174.477921">
                <text:p>-174.477921</text:p>
              </table:table-cell>
              <table:table-cell office:value-type="float" office:value="-174.477203">
                <text:p>-174.477203</text:p>
              </table:table-cell>
              <table:table-cell office:value-type="float" office:value="-174.477249">
                <text:p>-174.477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438202">
                <text:p>36.438202</text:p>
              </table:table-cell>
              <table:table-cell office:value-type="float" office:value="-173.777298">
                <text:p>-173.777298</text:p>
              </table:table-cell>
              <table:table-cell office:value-type="float" office:value="-173.7995">
                <text:p>-173.7995</text:p>
              </table:table-cell>
              <table:table-cell office:value-type="float" office:value="-173.782684">
                <text:p>-173.782684</text:p>
              </table:table-cell>
              <table:table-cell office:value-type="float" office:value="-173.787735">
                <text:p>-173.78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080002">
                <text:p>37.080002</text:p>
              </table:table-cell>
              <table:table-cell office:value-type="float" office:value="-173.502899">
                <text:p>-173.502899</text:p>
              </table:table-cell>
              <table:table-cell office:value-type="float" office:value="-173.520477">
                <text:p>-173.520477</text:p>
              </table:table-cell>
              <table:table-cell office:value-type="float" office:value="-173.490875">
                <text:p>-173.490875</text:p>
              </table:table-cell>
              <table:table-cell office:value-type="float" office:value="-173.502655">
                <text:p>-173.502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